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72f" draw:textarea-horizontal-align="justify" draw:textarea-vertical-align="middle" draw:auto-grow-height="false" fo:min-height="1.15cm" fo:min-width="2.5cm"/>
      <style:paragraph-properties style:writing-mode="lr-tb"/>
    </style:style>
    <style:style style:name="gr2" style:family="graphic" style:parent-style-name="standard">
      <style:graphic-properties draw:fill-color="#b47804" draw:textarea-horizontal-align="justify" draw:textarea-vertical-align="middle" draw:auto-grow-height="false" fo:min-height="1.15cm" fo:min-width="3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.5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5cm" fo:min-width="3.9cm"/>
      <style:paragraph-properties style:writing-mode="lr-tb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2.75cm" fo:min-width="2.9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-color="#b47804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custom-shape draw:style-name="gr1" draw:text-style-name="P2" xml:id="id1" draw:id="id1" draw:layer="layout" svg:width="3cm" svg:height="1.4cm" svg:x="0.8cm" svg:y="7.4cm">
          <text:p text:style-name="P1">555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2cm" svg:height="1.4cm" svg:x="5.2cm" svg:y="7.4cm">
          <text:p text:style-name="P1">Potenciometro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cm" svg:height="1.4cm" svg:x="10.4cm" svg:y="7.4cm">
          <text:p text:style-name="P1">LM386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4cm" svg:height="1.4cm" svg:x="14.2cm" svg:y="7.4cm">
          <text:p text:style-name="P1">Transformador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3.4cm" svg:height="3cm" svg:x="20cm" svg:y="6.6cm">
          <text:p text:style-name="P1">Triplicador</text:p>
          <text:p text:style-name="P1">Retificado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8cm" svg:y1="8.1cm" svg:x2="5.2cm" svg:y2="8.1cm" draw:start-shape="id1" draw:start-glue-point="1" draw:end-shape="id2" draw:end-glue-point="3" svg:d="M3800 8100h1400" svg:viewBox="0 0 1401 1">
          <text:p/>
        </draw:connector>
        <draw:connector draw:style-name="gr6" draw:text-style-name="P1" draw:layer="layout" svg:x1="9.4cm" svg:y1="8.1cm" svg:x2="10.4cm" svg:y2="8.1cm" draw:start-shape="id2" draw:start-glue-point="1" draw:end-shape="id3" draw:end-glue-point="3" svg:d="M9400 8100h1000" svg:viewBox="0 0 1001 1">
          <text:p/>
        </draw:connector>
        <draw:connector draw:style-name="gr6" draw:text-style-name="P1" draw:layer="layout" svg:x1="13.4cm" svg:y1="8.1cm" svg:x2="14.2cm" svg:y2="8.1cm" draw:start-shape="id3" draw:start-glue-point="1" draw:end-shape="id4" draw:end-glue-point="3" svg:d="M13400 8100h800" svg:viewBox="0 0 801 1">
          <text:p/>
        </draw:connector>
        <draw:connector draw:style-name="gr6" draw:text-style-name="P1" draw:layer="layout" svg:x1="18.6cm" svg:y1="8.1cm" svg:x2="20cm" svg:y2="8.1cm" draw:start-shape="id4" draw:start-glue-point="1" draw:end-shape="id5" draw:end-glue-point="3" svg:d="M18600 8100h1400" svg:viewBox="0 0 1401 1">
          <text:p/>
        </draw:connector>
        <draw:line draw:style-name="gr7" draw:text-style-name="P6" draw:layer="layout" svg:x1="23.4cm" svg:y1="8.2cm" svg:x2="25cm" svg:y2="8.2cm">
          <text:p/>
        </draw:line>
        <draw:frame draw:style-name="gr8" draw:text-style-name="P7" draw:layer="layout" svg:width="3cm" svg:height="1.4cm" svg:x="25.1cm" svg:y="7.8cm">
          <draw:text-box>
            <text:p>0-2,5kV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6T00:59:21.253000000</meta:creation-date>
    <dc:date>2020-11-16T01:40:41.250000000</dc:date>
    <meta:editing-duration>PT4M</meta:editing-duration>
    <meta:editing-cycles>2</meta:editing-cycles>
    <meta:generator>LibreOffice/6.4.4.2$Windows_X86_64 LibreOffice_project/3d775be2011f3886db32dfd395a6a6d1ca2630ff</meta:generator>
    <meta:document-statistic meta:object-count="35"/>
  </office:meta>
</office:document-meta>
</file>